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Mono" svg:font-family="'DejaVu Sans Mono'"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
      <style:paragraph-properties fo:margin-top="0cm" fo:margin-bottom="0cm"/>
    </style:style>
    <style:style style:name="P20" style:family="paragraph" style:parent-style-name="Text_20_body" style:list-style-name="L2">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4">
      <style:paragraph-properties fo:margin-top="0cm" fo:margin-bottom="0cm"/>
    </style:style>
    <style:style style:name="P23" style:family="paragraph" style:parent-style-name="Text_20_body" style:list-style-name="L6">
      <style:paragraph-properties fo:margin-top="0cm" fo:margin-bottom="0cm"/>
    </style:style>
    <style:style style:name="P24" style:family="paragraph" style:parent-style-name="Text_20_body" style:list-style-name="L7">
      <style:paragraph-properties fo:margin-top="0cm" fo:margin-bottom="0cm"/>
    </style:style>
    <style:style style:name="P25" style:family="paragraph" style:parent-style-name="Text_20_body" style:list-style-name="L8">
      <style:paragraph-properties fo:margin-top="0cm" fo:margin-bottom="0cm"/>
    </style:style>
    <style:style style:name="P26" style:family="paragraph" style:parent-style-name="Text_20_body" style:list-style-name="L9">
      <style:paragraph-properties fo:margin-top="0cm" fo:margin-bottom="0cm"/>
    </style:style>
    <style:style style:name="P27" style:family="paragraph" style:parent-style-name="Text_20_body" style:list-style-name="L10">
      <style:paragraph-properties fo:margin-top="0cm" fo:margin-bottom="0cm"/>
    </style:style>
    <style:style style:name="P28" style:family="paragraph" style:parent-style-name="Text_20_body" style:list-style-name="L11">
      <style:paragraph-properties fo:margin-top="0cm" fo:margin-bottom="0cm"/>
    </style:style>
    <style:style style:name="P29" style:family="paragraph" style:parent-style-name="Text_20_body" style:list-style-name="L12">
      <style:paragraph-properties fo:margin-top="0cm" fo:margin-bottom="0cm"/>
    </style:style>
    <style:style style:name="P30" style:family="paragraph" style:parent-style-name="Text_20_body" style:list-style-name="L13">
      <style:paragraph-properties fo:margin-top="0cm" fo:margin-bottom="0cm"/>
    </style:style>
    <style:style style:name="P31" style:family="paragraph" style:parent-style-name="Text_20_body" style:list-style-name="L14">
      <style:paragraph-properties fo:margin-top="0cm" fo:margin-bottom="0cm"/>
    </style:style>
    <style:style style:name="P32" style:family="paragraph" style:parent-style-name="Text_20_body" style:list-style-name="L17">
      <style:paragraph-properties fo:margin-top="0cm" fo:margin-bottom="0cm"/>
    </style:style>
    <style:style style:name="P33" style:family="paragraph" style:parent-style-name="Text_20_body" style:list-style-name="L18">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dokuwiki/doku.php" xlink:type="simple">
          <form:hidden form:name="do" form:control-implementation="ooo:com.sun.star.form.component.HiddenControl" xml:id="control1" form:id="control1" form:value="edit"/>
          <form:hidden form:name="rev" form:control-implementation="ooo:com.sun.star.form.component.HiddenControl" xml:id="control2" form:id="control2" form:value="1297624522"/>
          <form:hidden form:name="summary" form:control-implementation="ooo:com.sun.star.form.component.HiddenControl" xml:id="control3" form:id="control3" form:value="[Liste des maps] "/>
          <form:hidden form:name="target" form:control-implementation="ooo:com.sun.star.form.component.HiddenControl" xml:id="control4" form:id="control4" form:value="section"/>
          <form:hidden form:name="range" form:control-implementation="ooo:com.sun.star.form.component.HiddenControl" xml:id="control5" form:id="control5" form:value="22-465"/>
          <form:hidden form:name="id" form:control-implementation="ooo:com.sun.star.form.component.HiddenControl" xml:id="control6" form:id="control6"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7" form:id="control7" form:value="edit"/>
          <form:hidden form:name="rev" form:control-implementation="ooo:com.sun.star.form.component.HiddenControl" xml:id="control8" form:id="control8" form:value="1297624522"/>
          <form:hidden form:name="summary" form:control-implementation="ooo:com.sun.star.form.component.HiddenControl" xml:id="control9" form:id="control9" form:value="[Liste des objets] "/>
          <form:hidden form:name="target" form:control-implementation="ooo:com.sun.star.form.component.HiddenControl" xml:id="control10" form:id="control10" form:value="section"/>
          <form:hidden form:name="range" form:control-implementation="ooo:com.sun.star.form.component.HiddenControl" xml:id="control11" form:id="control11" form:value="466-956"/>
          <form:hidden form:name="id" form:control-implementation="ooo:com.sun.star.form.component.HiddenControl" xml:id="control12" form:id="control12"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13" form:id="control13" form:value="edit"/>
          <form:hidden form:name="rev" form:control-implementation="ooo:com.sun.star.form.component.HiddenControl" xml:id="control14" form:id="control14" form:value="1297624522"/>
          <form:hidden form:name="summary" form:control-implementation="ooo:com.sun.star.form.component.HiddenControl" xml:id="control15" form:id="control15" form:value="[Idées] "/>
          <form:hidden form:name="target" form:control-implementation="ooo:com.sun.star.form.component.HiddenControl" xml:id="control16" form:id="control16" form:value="section"/>
          <form:hidden form:name="range" form:control-implementation="ooo:com.sun.star.form.component.HiddenControl" xml:id="control17" form:id="control17" form:value="957-976"/>
          <form:hidden form:name="id" form:control-implementation="ooo:com.sun.star.form.component.HiddenControl" xml:id="control18" form:id="control18"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19" form:id="control19" form:value="edit"/>
          <form:hidden form:name="rev" form:control-implementation="ooo:com.sun.star.form.component.HiddenControl" xml:id="control20" form:id="control20" form:value="1297624522"/>
          <form:hidden form:name="summary" form:control-implementation="ooo:com.sun.star.form.component.HiddenControl" xml:id="control21" form:id="control21" form:value="[page de crédit] "/>
          <form:hidden form:name="target" form:control-implementation="ooo:com.sun.star.form.component.HiddenControl" xml:id="control22" form:id="control22" form:value="section"/>
          <form:hidden form:name="range" form:control-implementation="ooo:com.sun.star.form.component.HiddenControl" xml:id="control23" form:id="control23" form:value="977-1325"/>
          <form:hidden form:name="id" form:control-implementation="ooo:com.sun.star.form.component.HiddenControl" xml:id="control24" form:id="control24"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25" form:id="control25" form:value="edit"/>
          <form:hidden form:name="rev" form:control-implementation="ooo:com.sun.star.form.component.HiddenControl" xml:id="control26" form:id="control26" form:value="1297624522"/>
          <form:hidden form:name="summary" form:control-implementation="ooo:com.sun.star.form.component.HiddenControl" xml:id="control27" form:id="control27" form:value="[Ecran de titre] "/>
          <form:hidden form:name="target" form:control-implementation="ooo:com.sun.star.form.component.HiddenControl" xml:id="control28" form:id="control28" form:value="section"/>
          <form:hidden form:name="range" form:control-implementation="ooo:com.sun.star.form.component.HiddenControl" xml:id="control29" form:id="control29" form:value="1326-1585"/>
          <form:hidden form:name="id" form:control-implementation="ooo:com.sun.star.form.component.HiddenControl" xml:id="control30" form:id="control30"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31" form:id="control31" form:value="edit"/>
          <form:hidden form:name="rev" form:control-implementation="ooo:com.sun.star.form.component.HiddenControl" xml:id="control32" form:id="control32" form:value="1297624522"/>
          <form:hidden form:name="summary" form:control-implementation="ooo:com.sun.star.form.component.HiddenControl" xml:id="control33" form:id="control33" form:value="[Choix du nom] "/>
          <form:hidden form:name="target" form:control-implementation="ooo:com.sun.star.form.component.HiddenControl" xml:id="control34" form:id="control34" form:value="section"/>
          <form:hidden form:name="range" form:control-implementation="ooo:com.sun.star.form.component.HiddenControl" xml:id="control35" form:id="control35" form:value="1586-1694"/>
          <form:hidden form:name="id" form:control-implementation="ooo:com.sun.star.form.component.HiddenControl" xml:id="control36" form:id="control36"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37" form:id="control37" form:value="edit"/>
          <form:hidden form:name="rev" form:control-implementation="ooo:com.sun.star.form.component.HiddenControl" xml:id="control38" form:id="control38" form:value="1297624522"/>
          <form:hidden form:name="summary" form:control-implementation="ooo:com.sun.star.form.component.HiddenControl" xml:id="control39" form:id="control39" form:value="[donjon] "/>
          <form:hidden form:name="target" form:control-implementation="ooo:com.sun.star.form.component.HiddenControl" xml:id="control40" form:id="control40" form:value="section"/>
          <form:hidden form:name="range" form:control-implementation="ooo:com.sun.star.form.component.HiddenControl" xml:id="control41" form:id="control41" form:value="1695-3283"/>
          <form:hidden form:name="id" form:control-implementation="ooo:com.sun.star.form.component.HiddenControl" xml:id="control42" form:id="control42"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43" form:id="control43" form:value="edit"/>
          <form:hidden form:name="rev" form:control-implementation="ooo:com.sun.star.form.component.HiddenControl" xml:id="control44" form:id="control44" form:value="1297624522"/>
          <form:hidden form:name="summary" form:control-implementation="ooo:com.sun.star.form.component.HiddenControl" xml:id="control45" form:id="control45" form:value="[Maison qui rend fou] "/>
          <form:hidden form:name="target" form:control-implementation="ooo:com.sun.star.form.component.HiddenControl" xml:id="control46" form:id="control46" form:value="section"/>
          <form:hidden form:name="range" form:control-implementation="ooo:com.sun.star.form.component.HiddenControl" xml:id="control47" form:id="control47" form:value="3284-3985"/>
          <form:hidden form:name="id" form:control-implementation="ooo:com.sun.star.form.component.HiddenControl" xml:id="control48" form:id="control48"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49" form:id="control49" form:value="edit"/>
          <form:hidden form:name="rev" form:control-implementation="ooo:com.sun.star.form.component.HiddenControl" xml:id="control50" form:id="control50" form:value="1297624522"/>
          <form:hidden form:name="summary" form:control-implementation="ooo:com.sun.star.form.component.HiddenControl" xml:id="control51" form:id="control51" form:value="[scène de fin] "/>
          <form:hidden form:name="target" form:control-implementation="ooo:com.sun.star.form.component.HiddenControl" xml:id="control52" form:id="control52" form:value="section"/>
          <form:hidden form:name="range" form:control-implementation="ooo:com.sun.star.form.component.HiddenControl" xml:id="control53" form:id="control53" form:value="3986-4623"/>
          <form:hidden form:name="id" form:control-implementation="ooo:com.sun.star.form.component.HiddenControl" xml:id="control54" form:id="control54"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55" form:id="control55" form:value="edit"/>
          <form:hidden form:name="rev" form:control-implementation="ooo:com.sun.star.form.component.HiddenControl" xml:id="control56" form:id="control56" form:value="1297624522"/>
          <form:hidden form:name="summary" form:control-implementation="ooo:com.sun.star.form.component.HiddenControl" xml:id="control57" form:id="control57" form:value="[Énigmes] "/>
          <form:hidden form:name="target" form:control-implementation="ooo:com.sun.star.form.component.HiddenControl" xml:id="control58" form:id="control58" form:value="section"/>
          <form:hidden form:name="range" form:control-implementation="ooo:com.sun.star.form.component.HiddenControl" xml:id="control59" form:id="control59" form:value="4624-4842"/>
          <form:hidden form:name="id" form:control-implementation="ooo:com.sun.star.form.component.HiddenControl" xml:id="control60" form:id="control60"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61" form:id="control61" form:value="edit"/>
          <form:hidden form:name="rev" form:control-implementation="ooo:com.sun.star.form.component.HiddenControl" xml:id="control62" form:id="control62" form:value="1297624522"/>
          <form:hidden form:name="summary" form:control-implementation="ooo:com.sun.star.form.component.HiddenControl" xml:id="control63" form:id="control63" form:value="[Village] "/>
          <form:hidden form:name="target" form:control-implementation="ooo:com.sun.star.form.component.HiddenControl" xml:id="control64" form:id="control64" form:value="section"/>
          <form:hidden form:name="range" form:control-implementation="ooo:com.sun.star.form.component.HiddenControl" xml:id="control65" form:id="control65" form:value="4843-5408"/>
          <form:hidden form:name="id" form:control-implementation="ooo:com.sun.star.form.component.HiddenControl" xml:id="control66" form:id="control66"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67" form:id="control67" form:value="edit"/>
          <form:hidden form:name="rev" form:control-implementation="ooo:com.sun.star.form.component.HiddenControl" xml:id="control68" form:id="control68" form:value="1297624522"/>
          <form:hidden form:name="summary" form:control-implementation="ooo:com.sun.star.form.component.HiddenControl" xml:id="control69" form:id="control69" form:value="[2e Village] "/>
          <form:hidden form:name="target" form:control-implementation="ooo:com.sun.star.form.component.HiddenControl" xml:id="control70" form:id="control70" form:value="section"/>
          <form:hidden form:name="range" form:control-implementation="ooo:com.sun.star.form.component.HiddenControl" xml:id="control71" form:id="control71" form:value="5409-6199"/>
          <form:hidden form:name="id" form:control-implementation="ooo:com.sun.star.form.component.HiddenControl" xml:id="control72" form:id="control72"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73" form:id="control73" form:value="edit"/>
          <form:hidden form:name="rev" form:control-implementation="ooo:com.sun.star.form.component.HiddenControl" xml:id="control74" form:id="control74" form:value="1297624522"/>
          <form:hidden form:name="summary" form:control-implementation="ooo:com.sun.star.form.component.HiddenControl" xml:id="control75" form:id="control75" form:value="[Items] "/>
          <form:hidden form:name="target" form:control-implementation="ooo:com.sun.star.form.component.HiddenControl" xml:id="control76" form:id="control76" form:value="section"/>
          <form:hidden form:name="range" form:control-implementation="ooo:com.sun.star.form.component.HiddenControl" xml:id="control77" form:id="control77" form:value="6200-6967"/>
          <form:hidden form:name="id" form:control-implementation="ooo:com.sun.star.form.component.HiddenControl" xml:id="control78" form:id="control78"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79" form:id="control79" form:value="edit"/>
          <form:hidden form:name="rev" form:control-implementation="ooo:com.sun.star.form.component.HiddenControl" xml:id="control80" form:id="control80" form:value="1297624522"/>
          <form:hidden form:name="summary" form:control-implementation="ooo:com.sun.star.form.component.HiddenControl" xml:id="control81" form:id="control81" form:value="[coffres] "/>
          <form:hidden form:name="target" form:control-implementation="ooo:com.sun.star.form.component.HiddenControl" xml:id="control82" form:id="control82" form:value="section"/>
          <form:hidden form:name="range" form:control-implementation="ooo:com.sun.star.form.component.HiddenControl" xml:id="control83" form:id="control83" form:value="6968-7658"/>
          <form:hidden form:name="id" form:control-implementation="ooo:com.sun.star.form.component.HiddenControl" xml:id="control84" form:id="control84"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85" form:id="control85" form:value="edit"/>
          <form:hidden form:name="rev" form:control-implementation="ooo:com.sun.star.form.component.HiddenControl" xml:id="control86" form:id="control86" form:value="1297624522"/>
          <form:hidden form:name="summary" form:control-implementation="ooo:com.sun.star.form.component.HiddenControl" xml:id="control87" form:id="control87" form:value="[Maison du geek] "/>
          <form:hidden form:name="target" form:control-implementation="ooo:com.sun.star.form.component.HiddenControl" xml:id="control88" form:id="control88" form:value="section"/>
          <form:hidden form:name="range" form:control-implementation="ooo:com.sun.star.form.component.HiddenControl" xml:id="control89" form:id="control89" form:value="7659-7982"/>
          <form:hidden form:name="id" form:control-implementation="ooo:com.sun.star.form.component.HiddenControl" xml:id="control90" form:id="control90"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91" form:id="control91" form:value="edit"/>
          <form:hidden form:name="rev" form:control-implementation="ooo:com.sun.star.form.component.HiddenControl" xml:id="control92" form:id="control92" form:value="1297624522"/>
          <form:hidden form:name="summary" form:control-implementation="ooo:com.sun.star.form.component.HiddenControl" xml:id="control93" form:id="control93" form:value="[grottes des fragments de coeurs] "/>
          <form:hidden form:name="target" form:control-implementation="ooo:com.sun.star.form.component.HiddenControl" xml:id="control94" form:id="control94" form:value="section"/>
          <form:hidden form:name="range" form:control-implementation="ooo:com.sun.star.form.component.HiddenControl" xml:id="control95" form:id="control95" form:value="7983-8185"/>
          <form:hidden form:name="id" form:control-implementation="ooo:com.sun.star.form.component.HiddenControl" xml:id="control96" form:id="control96"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97" form:id="control97" form:value="edit"/>
          <form:hidden form:name="rev" form:control-implementation="ooo:com.sun.star.form.component.HiddenControl" xml:id="control98" form:id="control98" form:value="1297624522"/>
          <form:hidden form:name="summary" form:control-implementation="ooo:com.sun.star.form.component.HiddenControl" xml:id="control99" form:id="control99" form:value="[FREAKING CAVE] "/>
          <form:hidden form:name="target" form:control-implementation="ooo:com.sun.star.form.component.HiddenControl" xml:id="control100" form:id="control100" form:value="section"/>
          <form:hidden form:name="range" form:control-implementation="ooo:com.sun.star.form.component.HiddenControl" xml:id="control101" form:id="control101" form:value="8186-8426"/>
          <form:hidden form:name="id" form:control-implementation="ooo:com.sun.star.form.component.HiddenControl" xml:id="control102" form:id="control102" form:value="misc:zsxd"/>
        </form:form>
        <form:form form:apply-filter="true" form:method="post" form:control-implementation="ooo:com.sun.star.form.component.Form" office:target-frame="" xlink:href="../../../dokuwiki/doku.php" xlink:type="simple">
          <form:hidden form:name="do" form:control-implementation="ooo:com.sun.star.form.component.HiddenControl" xml:id="control103" form:id="control103" form:value="edit"/>
          <form:hidden form:name="rev" form:control-implementation="ooo:com.sun.star.form.component.HiddenControl" xml:id="control104" form:id="control104" form:value="1297624522"/>
          <form:hidden form:name="summary" form:control-implementation="ooo:com.sun.star.form.component.HiddenControl" xml:id="control105" form:id="control105" form:value="[extérieur] "/>
          <form:hidden form:name="target" form:control-implementation="ooo:com.sun.star.form.component.HiddenControl" xml:id="control106" form:id="control106" form:value="section"/>
          <form:hidden form:name="range" form:control-implementation="ooo:com.sun.star.form.component.HiddenControl" xml:id="control107" form:id="control107" form:value="8427-8697"/>
          <form:hidden form:name="id" form:control-implementation="ooo:com.sun.star.form.component.HiddenControl" xml:id="control108" form:id="control108" form:value="misc:zsx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liste_des_maps"/>Liste des maps</text:h>
      <text:list xml:id="list2087121767" text:style-name="L1">
        <text:list-item>
          <text:p text:style-name="P19">Maison de Link <text:span text:style-name="Emphasis"><text:span text:style-name="Strong_20_Emphasis">0</text:span></text:span></text:p>
        </text:list-item>
        <text:list-item>
          <text:p text:style-name="P19">Extérieur <text:span text:style-name="Emphasis"><text:span text:style-name="Strong_20_Emphasis">1,2,3,4</text:span></text:span> (dont villages : village principal, village de la caverne maudite, marais)</text:p>
        </text:list-item>
        <text:list-item>
          <text:p text:style-name="P19">Maison SMS <text:span text:style-name="Emphasis"><text:span text:style-name="Strong_20_Emphasis">5</text:span></text:span></text:p>
        </text:list-item>
        <text:list-item>
          <text:p text:style-name="P19">Maison qui rend fou <text:span text:style-name="Emphasis"><text:span text:style-name="Strong_20_Emphasis">20-29</text:span></text:span></text:p>
        </text:list-item>
        <text:list-item>
          <text:p text:style-name="P19">FREAKING CAVE <text:span text:style-name="Emphasis"><text:span text:style-name="Strong_20_Emphasis">38-41</text:span></text:span></text:p>
        </text:list-item>
        <text:list-item>
          <text:p text:style-name="P19">Caverne des fragments de coeurs <text:span text:style-name="Emphasis"><text:span text:style-name="Strong_20_Emphasis">42</text:span></text:span></text:p>
        </text:list-item>
        <text:list-item>
          <text:p text:style-name="P19">Caverne maudite <text:span text:style-name="Emphasis"><text:span text:style-name="Strong_20_Emphasis">43-59</text:span></text:span></text:p>
        </text:list-item>
        <text:list-item>
          <text:p text:style-name="P19">Donjon <text:span text:style-name="Emphasis"><text:span text:style-name="Strong_20_Emphasis">60-69</text:span></text:span></text:p>
        </text:list-item>
        <text:list-item>
          <text:p text:style-name="P19">Maison geek</text:p>
        </text:list-item>
        <text:list-item>
          <text:p text:style-name="P19">Diverses maisons du village</text:p>
        </text:list-item>
        <text:list-item>
          <text:p text:style-name="P19">Magasin</text:p>
        </text:list-item>
        <text:list-item>
          <text:p text:style-name="P1">Maison inondée</text:p>
        </text:list-item>
      </text:list>
      <text:h text:style-name="Heading_20_2" text:outline-level="2"><text:bookmark text:name="liste_des_objets"/>Liste des objets</text:h>
      <text:list xml:id="list1782697469" text:style-name="L2">
        <text:list-item>
          <text:p text:style-name="P20">épée <text:span text:style-name="Strong_20_Emphasis">devant la maison</text:span></text:p>
        </text:list-item>
        <text:list-item>
          <text:p text:style-name="P20">bouclier <text:span text:style-name="Strong_20_Emphasis">sur la place du village</text:span></text:p>
        </text:list-item>
        <text:list-item>
          <text:p text:style-name="P20">bombe <text:span text:style-name="Strong_20_Emphasis">dans une boutique</text:span></text:p>
        </text:list-item>
        <text:list-item>
          <text:p text:style-name="P20">Flacon <text:span text:style-name="Strong_20_Emphasis">maison des pots</text:span></text:p>
        </text:list-item>
        <text:list-item>
          <text:p text:style-name="P20">bottes <text:span text:style-name="Strong_20_Emphasis">pnj dans la forêt</text:span></text:p>
        </text:list-item>
        <text:list-item>
          <text:p text:style-name="P20">bracelet <text:span text:style-name="Strong_20_Emphasis">trésor de fin de la maison qui rend fou</text:span></text:p>
        </text:list-item>
        <text:list-item>
          <text:p text:style-name="P20">plume <text:span text:style-name="Strong_20_Emphasis">donjon 1er objet</text:span></text:p>
        </text:list-item>
        <text:list-item>
          <text:p text:style-name="P20">cotte de maille rouge <text:span text:style-name="Strong_20_Emphasis">donjon 2e objet</text:span></text:p>
        </text:list-item>
        <text:list-item>
          <text:p text:style-name="P20">arc <text:span text:style-name="Strong_20_Emphasis">donjon 3e objet</text:span></text:p>
        </text:list-item>
        <text:list-item>
          <text:p text:style-name="P20">bouclier miroir</text:p>
        </text:list-item>
        <text:list-item>
          <text:p text:style-name="P20">sabre laser <text:span text:style-name="Strong_20_Emphasis">donné par Yoda dans le marais</text:span></text:p>
        </text:list-item>
        <text:list-item>
          <text:p text:style-name="P20">Excalibur <text:span text:style-name="Strong_20_Emphasis">Cave de fin</text:span></text:p>
        </text:list-item>
        <text:list-item>
          <text:p text:style-name="P2">Zelda <text:span text:style-name="Strong_20_Emphasis">Cave de fin</text:span></text:p>
        </text:list-item>
      </text:list>
      <text:h text:style-name="Heading_20_2" text:outline-level="2"><text:bookmark text:name="idees"/>Idées</text:h>
      <text:h text:style-name="Heading_20_3" text:outline-level="3"><text:bookmark text:name="page_de_credit"/>page de crédit</text:h>
      <text:list xml:id="list135600071" text:style-name="L3">
        <text:list-item>
          <text:p text:style-name="P21">mettre des faux noms, du genre Christofaux pour Christopho, oldganon pour newlink, BenDarthVader pour moi etc…</text:p>
        </text:list-item>
        <text:list-item>
          <text:p text:style-name="P3">mettre des photos de l'irl pendant que défilent les crédits (des photos sans nos visages alors, avoir son portrait qui traine sur un jeu en ligne bof… Mais si on a des photos de cadavre de pizza )</text:p>
        </text:list-item>
      </text:list>
      <text:h text:style-name="Heading_20_3" text:outline-level="3"><text:bookmark text:name="ecran_de_titre"/>Ecran de titre</text:h>
      <text:list xml:id="list1269084607" text:style-name="L4">
        <text:list-item>
          <text:p text:style-name="P22">reprendre celui de ZS, et à un moment inverser le DX en XD écrit de façon pourri (genre paint)</text:p>
        </text:list-item>
        <text:list-item>
          <text:p text:style-name="P4">changer la musique de zelda : normale au début puis <text:span text:style-name="Emphasis">crachotement</text:span> puis un message “excusez nous pour la gène occasionnée”</text:p>
        </text:list-item>
      </text:list>
      <text:h text:style-name="Heading_20_3" text:outline-level="3"><text:bookmark text:name="choix_du_nom"/><text:soft-page-break/>Choix du nom</text:h>
      <text:list xml:id="list1941225328" text:style-name="L5">
        <text:list-item>
          <text:p text:style-name="P5">Entrer un nom : après l'avoir rentré le nom “en fait tu t’appelleras 'Knil'”</text:p>
        </text:list-item>
      </text:list>
      <text:h text:style-name="Heading_20_3" text:outline-level="3"><text:bookmark text:name="donjon"/>donjon</text:h>
      <text:list xml:id="list984395558" text:style-name="L6">
        <text:list-item>
          <text:p text:style-name="P23">Main qui prend le cœur à la fin du donjon</text:p>
        </text:list-item>
        <text:list-item>
          <text:p text:style-name="P23">lézard du 2e donjon de ZS</text:p>
        </text:list-item>
        <text:list-item>
          <text:p text:style-name="P23">à la fin du donjon “désolé mais la princesse est dans un autre château”</text:p>
        </text:list-item>
        <text:list-item>
          <text:p text:style-name="P23">sinon tu bats un boss et dans le coffre y'a une banane, du coup tu sors du donjon et là (paf pastèque) animation : donkey kong te tombe dessus et te prend ta banane</text:p>
        </text:list-item>
        <text:list-item>
          <text:p text:style-name="P23">course de karting mario kart au milieur du donjon</text:p>
        </text:list-item>
        <text:list-item>
          <text:p text:style-name="P23">petite clé au nom bizarre “clé X2349” “clé 42” “clé X2349 avec petite pointe en argent”</text:p>
        </text:list-item>
        <text:list-item>
          <text:p text:style-name="P23">Les petite clés qui n'ouvrent aucune porte, il faut juste les défoncer avec les bottes de pégase.</text:p>
        </text:list-item>
        <text:list-item>
          <text:p text:style-name="P23">Link doit entrer un code avec 4 interrupteurs, la combinaison lui est donné plus tot : “214321321221342132423142114213241212112432431231123421312343433434343211214342134213421343112124234 31241” Et si le joueur la rentre correctement, on lui dit “Ça n'a pas l'air d'être la bonne combinaison, tu es sûr que tu l'as bien notée ?” C'est après avoir été retourné lire la pancarte avec le code, quand link pénètre dans la salle, l'accès est déjà déverrouillé avec une pancarte : “Finalement c'était bon la première fois, tu n'avais pas besoin de vérifier”</text:p>
        </text:list-item>
        <text:list-item>
          <text:p text:style-name="P23">un type d'ennemi dont l'IA est de fuir le héro, et qu'il faut pourchasser dans une salle pleine de trou. ce serait mieux si on n'a pas d'armes à distance à ce moment là.</text:p>
        </text:list-item>
        <text:list-item>
          <text:p text:style-name="P23">Ganon qui dit à Link “Je suis ton père”</text:p>
        </text:list-item>
        <text:list-item>
          <text:p text:style-name="P6">bout du Donjon encore en construction, on arrive dans une pièce et on voit l'architecte ainsi que les ouvriers qui bossent dessus. L'architecte propose à Link de revenir plus tard.</text:p>
        </text:list-item>
      </text:list>
      <text:h text:style-name="Heading_20_3" text:outline-level="3"><text:bookmark text:name="maison_qui_rend_fou"/>Maison qui rend fou</text:h>
      <text:list xml:id="list893115511" text:style-name="L7">
        <text:list-item>
          <text:p text:style-name="P24">Parodie de Zelda ROTH et Zelda 3T avec une chaîne d'échanges débile (bocaux d'épices, sacs de riz…) qui impose de faire des allers-retours dans des salles totalement vides, et avec des bottes de pégase qui vont aller méga vite</text:p>
        </text:list-item>
        <text:list-item>
          <text:p text:style-name="P24">Quête de l'échange qui ressemble à la maison qui rend fou des douze travaux d'Asterix</text:p>
        </text:list-item>
        <text:list-item>
          <text:p text:style-name="P7">Un PNJ qui est de mauvaise foi, on lui apporte un objet qu'il avait demandé auparavant, il dit “mais non, je n'ai pas demandé de sac de riz, je voulais un patin à roulette !”, on lui amène après moult allers-retours et il change d'avis “qui t'as dit que je voulais faire du patin à roulette, j'ai faim ! Apporte moi du riz !”…</text:p>
        </text:list-item>
      </text:list>
      <text:h text:style-name="Heading_20_3" text:outline-level="3"><text:bookmark text:name="scene_de_fin"/>scène de fin</text:h>
      <text:list xml:id="list1196049944" text:style-name="L8">
        <text:list-item>
          <text:p text:style-name="P25">Après tous les donjons, Link reçoit une clé, qui s'avère être la clé de sa propre cave, là où il avait enfermé Zelda suite à une soirée alcoolisée.</text:p>
        </text:list-item>
        <text:list-item>
          <text:p text:style-name="P25">Dans la salle de fin, des choux péteurs, au bout d'un moment Zelda ou Link en lance un, explosion nucléaire, s'en suit une image post apocalyptique d'Hyrule, et Game Over!</text:p>
        </text:list-item>
        <text:list-item>
          <text:p text:style-name="P25">Zelda méchante à la fin qui attaque avec un rouleau à patisserie</text:p>
        </text:list-item>
        <text:list-item>
          <text:p text:style-name="P8">À la fin du jeu : “Tu as trouvé l'Épée Excalibur ! Elle est deux fois plus puissante contre les ennemis ! Dommage que le jeu soit fini, ça aurait pu être utile !” (salle juste avant Zelda)</text:p>
        </text:list-item>
      </text:list>
      <text:h text:style-name="Heading_20_3" text:outline-level="3"><text:bookmark text:name="enigmes"/><text:soft-page-break/>Énigmes</text:h>
      <text:list xml:id="list1398988152" text:style-name="L9">
        <text:list-item>
          <text:p text:style-name="P26">Parodie du vieux ZS avec une course contre-la-montre impossible à réussir, en fait il faut faire autre chose</text:p>
        </text:list-item>
        <text:list-item>
          <text:p text:style-name="P9">inverser les flèches de déplacement. pour une énigme (course de vitesse?  )</text:p>
        </text:list-item>
      </text:list>
      <text:h text:style-name="Heading_20_3" text:outline-level="3"><text:bookmark text:name="village"/>Village</text:h>
      <text:list xml:id="list308510514" text:style-name="L10">
        <text:list-item>
          <text:p text:style-name="P27">Dans le village, un gars nommé linuxsam qui parle en SMS. [DONE]</text:p>
        </text:list-item>
        <text:list-item>
          <text:p text:style-name="P27">Les prix dans les boutiques sont invraisemblables : 10^9 rubis / cosinus de 3 rubis / 3 carottes et 2 patates</text:p>
        </text:list-item>
        <text:list-item>
          <text:p text:style-name="P27">Un villageois qui promet un quart de cœur si tu coupes sa pelouse, mais la pelouse étant sur 2 écrans, tu as beau couper, quand tu changes d'écran elle repousse toujours. </text:p>
        </text:list-item>
        <text:list-item>
          <text:p text:style-name="P27">Quand on frappe les poules trop longtemps, la SPA arrive, appel les gardes, et on se fait attaquer</text:p>
        </text:list-item>
        <text:list-item>
          <text:p text:style-name="P10">“Maison des pots”, avec blague stupide (Map 6) (Contient le flacon 1) [DONE]</text:p>
        </text:list-item>
      </text:list>
      <text:h text:style-name="Heading_20_3" text:outline-level="3"><text:bookmark text:name="e_village"/>2e Village</text:h>
      <text:list xml:id="list2185028576" text:style-name="L11">
        <text:list-item>
          <text:p text:style-name="P28">un village où tout le monde parle de la même chose : une caverne sinistre plaine de dangers dont personne n'est jamais revenu vivant, qui est située au nord du village, dont l'accès est interdit, il faut utiliser des bombes pour y rentrer, etc…</text:p>
          <text:list>
            <text:list-item>
              <text:p text:style-name="P28">Et quand le joueur y va, car comme c'est interdit et que tout le monde en parle, il y va, il tombe dans un trou géant qui le fait tomber à l'étage inférieur. À cet étage inférieur il tombe à nouveau, il descend d'une quinzaine d'étages comme ça et il finit par avoir game over en tombant dans la lave au final.</text:p>
            </text:list-item>
            <text:list-item>
              <text:p text:style-name="P11">Après quand il revient au village on lui dit : je t'avais dit de ne pas aller dans cette grotte, c'est pas du tout là qu'il fallait aller, en fait tu dois aller à tel endroit…</text:p>
            </text:list-item>
          </text:list>
        </text:list-item>
      </text:list>
      <text:h text:style-name="Heading_20_3" text:outline-level="3"><text:bookmark text:name="items"/>Items</text:h>
      <text:list xml:id="list937558517" text:style-name="L12">
        <text:list-item>
          <text:p text:style-name="P29">Boomerang avec une trajectoire étrange</text:p>
        </text:list-item>
        <text:list-item>
          <text:p text:style-name="P29">arc dont on casse la corde à un moment</text:p>
        </text:list-item>
        <text:list-item>
          <text:p text:style-name="P29">flèche qui part de façon aléatoire</text:p>
        </text:list-item>
        <text:list-item>
          <text:p text:style-name="P29">bombe qui n'explose pas (ou alors qui explose juste quand Link est a coté )</text:p>
        </text:list-item>
        <text:list-item>
          <text:p text:style-name="P29">bottes qui font partir en sens inverse. [FAIT]</text:p>
        </text:list-item>
        <text:list-item>
          <text:p text:style-name="P29">Les choux péteurs pètent vraiment.</text:p>
        </text:list-item>
        <text:list-item>
          <text:p text:style-name="P29">Plume qui fait n'importe quoi [FAIT]</text:p>
        </text:list-item>
        <text:list-item>
          <text:p text:style-name="P29">Bouclier Miroir, ne protège pas, au premier dégât pris se casse, et message “7 ans de malheur!”</text:p>
        </text:list-item>
        <text:list-item>
          <text:p text:style-name="P29">une épée sabre laser donnée par maître yoda caché dans une marre</text:p>
        </text:list-item>
        <text:list-item>
          <text:p text:style-name="P12">Au milieu du jeu : “Tu as trouvé la Cotte de Mailles Rouge ! Elle est deux fois plus résistante que l'ancienne ! Dommage qu'à partir de maintenant, tous les nouveaux ennemis vont être trois fois plus puissants qu'avant !”</text:p>
        </text:list-item>
      </text:list>
      <text:h text:style-name="Heading_20_3" text:outline-level="3"><text:bookmark text:name="coffres"/>coffres</text:h>
      <text:list xml:id="list1155407570" text:style-name="L13">
        <text:list-item>
          <text:p text:style-name="P30">Que des coffres vides, et de plus en plus, le message se fout de la gueule du joueur :</text:p>
          <text:list>
            <text:list-item>
              <text:p text:style-name="P30">“Ce coffre est vide, tant pis pour toi”</text:p>
            </text:list-item>
            <text:list-item>
              <text:p text:style-name="P30">“Encore vide ! C'est bête hein ?”</text:p>
            </text:list-item>
            <text:list-item>
              <text:p text:style-name="P30">“lolilol ! T'as vraiment pas de chance” [DONE]</text:p>
            </text:list-item>
            <text:list-item>
              <text:p text:style-name="P30"><text:soft-page-break/>“Un trou noir a absorbé le contenu de ce coffre ! ”</text:p>
            </text:list-item>
            <text:list-item>
              <text:p text:style-name="P30">“En fait, tu le fais exprès, tu choisis que les coffres vides ma parole !”</text:p>
            </text:list-item>
            <text:list-item>
              <text:p text:style-name="P30">“On dirait que le petit farfadet des donjons est passé avant toi”</text:p>
            </text:list-item>
            <text:list-item>
              <text:p text:style-name="P30">“T'aurais plus de chance à jouer à la maison des rubis !”</text:p>
            </text:list-item>
            <text:list-item>
              <text:p text:style-name="P30">“Tu viens de gagner 50 000 rubis ! Nan je déconne :p”</text:p>
            </text:list-item>
            <text:list-item>
              <text:p text:style-name="P30">“Vous êtes le maillon faible, au revoir !”</text:p>
            </text:list-item>
          </text:list>
        </text:list-item>
        <text:list-item>
          <text:p text:style-name="P13">coffre qui contient un creeper et ça explose</text:p>
        </text:list-item>
      </text:list>
      <text:h text:style-name="Heading_20_3" text:outline-level="3"><text:bookmark text:name="maison_du_geek"/>Maison du geek</text:h>
      <text:list xml:id="list1749540332" text:style-name="L14">
        <text:list-item>
          <text:p text:style-name="P31">panneau “Itération des politiques optimistes et apprentissage du jeu de Zelda” histoire de faire une énigme qui mène à rien dans le jeu! </text:p>
        </text:list-item>
        <text:list-item>
          <text:p text:style-name="P31">panneau “switch panneau: case 1 …. case 2 … case 3… “Il faut que je définisse le case pour ce panneau”</text:p>
        </text:list-item>
        <text:list-item>
          <text:p text:style-name="P31">panneau “TODO” </text:p>
        </text:list-item>
        <text:list-item>
          <text:p text:style-name="P14">panneau “42”</text:p>
        </text:list-item>
      </text:list>
      <text:h text:style-name="Heading_20_3" text:outline-level="3"><text:bookmark text:name="grottes_des_fragments_de_coeurs"/>grottes des fragments de coeurs</text:h>
      <text:list xml:id="list1720744329" text:style-name="L15">
        <text:list-item>
          <text:p text:style-name="P15">Une grotte en deux parties séparées par un gros gouffre impossible à franchir : d'un côté link, de l'autre une trentaine de fragments de coeur [FAIT]</text:p>
        </text:list-item>
      </text:list>
      <text:h text:style-name="Heading_20_3" text:outline-level="3"><text:bookmark text:name="freaking_cave"/>FREAKING CAVE</text:h>
      <text:list xml:id="list595195555" text:style-name="L16">
        <text:list-item>
          <text:p text:style-name="P16">Une grotte où le joueur va se retrouver dans le noir, avec ambiance inquiétante, torches qui clignotent et des creepers qui semblent apparaitre. L'objectif est de sortir de la grotte indemne pour obtenir [xxx]</text:p>
        </text:list-item>
      </text:list>
      <text:h text:style-name="Heading_20_3" text:outline-level="3"><text:bookmark text:name="exterieur"/>extérieur</text:h>
      <text:list xml:id="list1335202287" text:style-name="L17">
        <text:list-item>
          <text:p text:style-name="P32">à l'entrée du chateau d'hyrule “excuse nous on a perdu la clé, on ne peut pas t'ouvrir”</text:p>
        </text:list-item>
        <text:list-item>
          <text:p text:style-name="P17">Sahasrahla qui parle à la Link par télépathie sans le vouloir, qui dit n'importe quoi, puis qui s'excuse d'avoir oublié de fermer la conversation</text:p>
        </text:list-item>
      </text:list>
      <text:h text:style-name="Heading_20_2" text:outline-level="2"><text:bookmark text:name="scenario"/>scénario</text:h>
      <text:list xml:id="list685407017" text:style-name="L18">
        <text:list-item>
          <text:p text:style-name="P33">Début : link se réveille a coté de son lit. (chez lui dans le village)</text:p>
        </text:list-item>
        <text:list-item>
          <text:p text:style-name="P33">il a perdu la mémoire, et ses objets</text:p>
        </text:list-item>
        <text:list-item>
          <text:p text:style-name="P33">Zelda a disparu.</text:p>
        </text:list-item>
        <text:list-item>
          <text:p text:style-name="P33">On le bouclier au milieu d'un champ.</text:p>
        </text:list-item>
        <text:list-item>
          <text:p text:style-name="P18">A la fin on retrouve Zelda enfermé dans un coffre dans la cave de la maison de Lin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Mono" svg:font-family="'DejaVu Sans Mono'"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Mono"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Mono"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Mono" style:font-size-asian="14pt" style:font-weight-asian="bold" style:font-name-complex="Free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18:30:20</meta:creation-date>
    <meta:document-statistic meta:table-count="0" meta:image-count="0" meta:object-count="0" meta:page-count="4" meta:paragraph-count="111" meta:word-count="1585" meta:character-count="8022"/>
    <meta:editing-duration>P0D</meta:editing-duration>
    <meta:editing-cycles>1</meta:editing-cycles>
    <meta:generator>OpenOffice.org/3.3$Unix OpenOffice.org_project/330m20$Build-9567</meta:generator>
  </office:meta>
</office:document-meta>
</file>